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 Light1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text-align="justify" style:justify-single-word="false" style:page-number="auto"/>
      <style:text-properties style:font-name="Calibri Light" fo:font-size="16pt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Calibri Light2" fo:font-size="11pt" officeooo:rsid="00183117" officeooo:paragraph-rsid="00183117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 Light2" fo:font-size="11pt" officeooo:rsid="0015e115" officeooo:paragraph-rsid="0015e115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Wizja projektu</text:h>
      <text:p text:style-name="P3">Aplikacja, wyposażona w pełny intefejs graficzny, <text:s/>umożliwia rozgrywanie partii szachowych. Użytkownik posiada możliwość:</text:p>
      <text:p text:style-name="P3">- zagrania z innym graczem,</text:p>
      <text:p text:style-name="P3">- zagrania z komputerem,</text:p>
      <text:p text:style-name="P3">- zaobserwowania rozgrywki dwóch komputerów,</text:p>
      <text:p text:style-name="P3">- przeanalizowania zakończonej rozgrywki.</text:p>
      <text:p text:style-name="P3"/>
      <text:p text:style-name="P2">Ponadto aplikacja była pisana w sposób dynamiczny, dzięki czemu można ją dość łatwo rozwinać i dodać nowe funkcjonalności – jak np. zmiana rozmiaru szachownicy lub stworzenie nowych bierek o unikalnych ruch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 Light1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1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3T04:09:38.371000000</meta:creation-date>
    <dc:date>2022-06-13T08:12:36.012000000</dc:date>
    <meta:editing-duration>PT48M29S</meta:editing-duration>
    <meta:editing-cycles>4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7" meta:word-count="63" meta:character-count="481" meta:non-whitespace-character-count="423"/>
  </office:meta>
</office:document-meta>
</file>